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officeooo:rsid="00192162" officeooo:paragraph-rsid="0018d9e9"/>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7"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ee4bc"/>
    </style:style>
    <style:style style:name="P8"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9" style:family="paragraph" style:parent-style-name="Standard">
      <loext:graphic-properties draw:fill-image-width="0cm" draw:fill-image-height="0cm"/>
      <style:paragraph-properties fo:line-height="100%" style:shadow="none"/>
      <style:text-properties style:font-name="Calibri" style:text-underline-style="none" officeooo:rsid="00290c63" officeooo:paragraph-rsid="00290c63"/>
    </style:style>
    <style:style style:name="P10" style:family="paragraph" style:parent-style-name="Standard">
      <loext:graphic-properties draw:fill-image-width="0cm" draw:fill-image-height="0cm"/>
      <style:paragraph-properties fo:line-height="100%" style:shadow="none"/>
      <style:text-properties style:font-name="Calibri" style:text-underline-style="none" officeooo:rsid="002afe63" officeooo:paragraph-rsid="002afe63"/>
    </style:style>
    <style:style style:name="P11"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bcfda"/>
    </style:style>
    <style:style style:name="P12"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ee4bc"/>
    </style:style>
    <style:style style:name="P13" style:family="paragraph" style:parent-style-name="Standard">
      <loext:graphic-properties draw:fill-image-width="0cm" draw:fill-image-height="0cm"/>
      <style:paragraph-properties fo:line-height="100%" style:shadow="none"/>
      <style:text-properties style:font-name="Calibri" style:text-underline-style="none" officeooo:rsid="002cf8b2" officeooo:paragraph-rsid="002cf8b2"/>
    </style:style>
    <style:style style:name="P14"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79130"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font-name="Calibri" style:text-underline-style="solid" style:text-underline-width="auto" style:text-underline-color="font-color" fo:font-weight="bold" officeooo:rsid="00279130" officeooo:paragraph-rsid="00279130"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18" style:family="paragraph" style:parent-style-name="Text_20_body">
      <loext:graphic-properties draw:fill-image-width="0cm" draw:fill-image-height="0cm"/>
      <style:paragraph-properties fo:line-height="100%" style:shadow="none"/>
      <style:text-properties style:font-name="Calibri" style:text-underline-style="none" officeooo:rsid="002cf8b2" officeooo:paragraph-rsid="002ee4bc"/>
    </style:style>
    <style:style style:name="P19" style:family="paragraph" style:parent-style-name="Text_20_body">
      <loext:graphic-properties draw:fill-image-width="0cm" draw:fill-image-height="0cm"/>
      <style:paragraph-properties fo:line-height="100%" style:shadow="none"/>
      <style:text-properties style:font-name="Calibri" style:text-underline-style="none" officeooo:rsid="00351a93" officeooo:paragraph-rsid="00351a93"/>
    </style:style>
    <style:style style:name="P20" style:family="paragraph" style:parent-style-name="Text_20_body">
      <loext:graphic-properties draw:fill-image-width="0cm" draw:fill-image-height="0cm"/>
      <style:paragraph-properties fo:line-height="100%" style:shadow="none"/>
      <style:text-properties style:font-name="Calibri" style:text-underline-style="none" officeooo:rsid="0037fbea" officeooo:paragraph-rsid="0037fbea"/>
    </style:style>
    <style:style style:name="P21"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8012b"/>
    </style:style>
    <style:style style:name="P22"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d82c8"/>
    </style:style>
    <style:style style:name="P23" style:family="paragraph" style:parent-style-name="Text_20_body">
      <loext:graphic-properties draw:fill-image-width="0cm" draw:fill-image-height="0cm"/>
      <style:paragraph-properties fo:line-height="100%" style:shadow="none"/>
      <style:text-properties style:font-name="Calibri" style:text-underline-style="none" officeooo:rsid="003c23bb" officeooo:paragraph-rsid="003c23bb"/>
    </style:style>
    <style:style style:name="P2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8012b" officeooo:paragraph-rsid="0038012b" style:font-weight-asian="bold" style:font-weight-complex="bold"/>
    </style:style>
    <style:style style:name="P2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51a93" officeooo:paragraph-rsid="00351a93" style:font-weight-asian="bold" style:font-weight-complex="bold"/>
    </style:style>
    <style:style style:name="P2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3d82c8" style:font-weight-asian="bold" style:font-weight-complex="bold"/>
    </style:style>
    <style:style style:name="P27"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3d82c8"/>
    </style:style>
    <style:style style:name="P28"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41a3a2"/>
    </style:style>
    <style:style style:name="P29" style:family="paragraph" style:parent-style-name="Text_20_body">
      <loext:graphic-properties draw:fill-image-width="0cm" draw:fill-image-height="0cm"/>
      <style:paragraph-properties fo:line-height="100%" style:shadow="none"/>
      <style:text-properties style:font-name="Calibri" style:text-underline-style="none" officeooo:rsid="0041a3a2" officeooo:paragraph-rsid="0041a3a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3" style:family="text">
      <style:text-properties style:text-line-through-style="none" style:text-line-through-type="none" fo:font-weight="normal" style:font-weight-asian="normal" style:font-weight-complex="normal"/>
    </style:style>
    <style:style style:name="T4" style:family="text">
      <style:text-properties style:text-line-through-style="none" style:text-line-through-type="none" fo:font-weight="normal" officeooo:rsid="002ac35c" style:font-weight-asian="normal" style:font-weight-complex="normal"/>
    </style:style>
    <style:style style:name="T5" style:family="text">
      <style:text-properties style:text-line-through-style="none" style:text-line-through-type="none" fo:font-weight="normal" officeooo:rsid="00324953" style:font-weight-asian="normal" style:font-weight-complex="normal"/>
    </style:style>
    <style:style style:name="T6" style:family="text">
      <style:text-properties style:text-line-through-style="none" style:text-line-through-type="none" fo:font-weight="normal" officeooo:rsid="0038eac3" style:font-weight-asian="normal" style:font-weight-complex="normal"/>
    </style:style>
    <style:style style:name="T7" style:family="text">
      <style:text-properties style:text-line-through-style="none" style:text-line-through-type="none" fo:font-weight="normal" officeooo:rsid="003a9acc" style:font-weight-asian="normal" style:font-weight-complex="normal"/>
    </style:style>
    <style:style style:name="T8" style:family="text">
      <style:text-properties style:text-line-through-style="none" style:text-line-through-type="none" fo:font-weight="normal" officeooo:rsid="0041a3a2" style:font-weight-asian="normal" style:font-weight-complex="normal"/>
    </style:style>
    <style:style style:name="T9" style:family="text">
      <style:text-properties style:text-line-through-style="none" style:text-line-through-type="none" officeooo:rsid="002f5e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4"><text:span text:style-name="T2"/></text:p>
      <text:p text:style-name="P16"><text:span text:style-name="T1">Level 1:</text:span></text:p>
      <text:p text:style-name="P5"><text:span text:style-name="T3"/></text:p>
      <text:p text:style-name="P14"><text:span text:style-name="T1">InfoBrick 1:</text:span></text:p>
      <text:p text:style-name="P5"><text:span text:style-name="T3">Titel:</text:span></text:p>
      <text:p text:style-name="P9"><text:span text:style-name="T3">Herzlich Willkommen zu ComputerScienceRunner</text:span></text:p>
      <text:p text:style-name="P5"/>
      <text:p text:style-name="P5"><text:span text:style-name="T3">Beschreibung:</text:span></text:p>
      <text:p text:style-name="P17"><text:span text:style-name="T3">Hier kannst du spielerisch den Studienplan für den Bachelor und Master in Informatik durchspielen. Bei solchen Infokacheln findest du immer nützliche Informationen. Pass gut auf, denn am Ende jedes Semesters bzw. Levels, musst du 3 Fragen beantworten. Viel Spaß beim Spielen!</text:span></text:p>
      <text:p text:style-name="P5"><text:span text:style-name="T3"/></text:p>
      <text:p text:style-name="P5"><text:span text:style-name="T3"/></text:p>
      <text:p text:style-name="P14"><text:span text:style-name="T1">InfoBrick2:</text:span></text:p>
      <text:p text:style-name="P5"><text:span text:style-name="T3"/></text:p>
      <text:p text:style-name="P6"><text:span text:style-name="T3">Titel:</text:span><text:span text:style-name="T4"> </text:span></text:p>
      <text:p text:style-name="P6"><text:span text:style-name="T4">Ausprägungsfächer</text:span></text:p>
      <text:p text:style-name="P6"><text:span text:style-name="T4"/></text:p>
      <text:p text:style-name="P5"><text:span text:style-name="T3">Beschreibung:</text:span></text:p>
      <text:p text:style-name="P10"><text:span text:style-name="T3">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5"><text:span text:style-name="T3"/></text:p>
      <text:p text:style-name="P5"><text:span text:style-name="T3"/></text:p>
      <text:p text:style-name="P14"><text:span text:style-name="T1">InfoBrick3:</text:span></text:p>
      <text:p text:style-name="P5"><text:span text:style-name="T3"/></text:p>
      <text:p text:style-name="P5"><text:span text:style-name="T3">Titel:</text:span></text:p>
      <text:p text:style-name="P11"><text:span text:style-name="T3">Informatik und Recht</text:span></text:p>
      <text:p text:style-name="P11"><text:span text:style-name="T3"/></text:p>
      <text:p text:style-name="P5"><text:span text:style-name="T3">Beschreibung:</text:span></text:p>
      <text:p text:style-name="P13"><text:span text:style-name="T3">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5"><text:soft-page-break/><text:span text:style-name="T1">InfoBrick</text:span><text:span text:style-name="T9">4</text:span><text:span text:style-name="T1">:</text:span></text:p>
      <text:p text:style-name="P7"><text:span text:style-name="T3"/></text:p>
      <text:p text:style-name="P8"><text:span text:style-name="T3">Titel:</text:span><text:span text:style-name="T5"> </text:span></text:p>
      <text:p text:style-name="P8"><text:span text:style-name="T5">Theoretische Informatik</text:span></text:p>
      <text:p text:style-name="P12"><text:span text:style-name="T3"/></text:p>
      <text:p text:style-name="P7"><text:span text:style-name="T3">Beschreibung:</text:span></text:p>
      <text:p text:style-name="P18"><text:span text:style-name="T3">Hier lernst du die Grundlagen formaler Logik, die verschiedenen Arten von formalen Grammatiken und Automaten, die Zusammenhänge zwischen Grammatiken und Automaten (Chomsky-Hierarchie), und die Grundlagen der Berechenbarkeits- und Komplexitätstheorie.</text:span></text:p>
      <text:p text:style-name="P18"><text:span text:style-name="T3"/></text:p>
      <text:p text:style-name="P18"><text:span text:style-name="T3"/></text:p>
      <text:p text:style-name="P18"><text:span text:style-name="T3"/></text:p>
      <text:p text:style-name="P25"><text:span text:style-name="T1">InfoBrick5:</text:span></text:p>
      <text:p text:style-name="P19"><text:span text:style-name="T3"/></text:p>
      <text:p text:style-name="P19"><text:span text:style-name="T3">Titel:</text:span></text:p>
      <text:p text:style-name="P20"><text:span text:style-name="T3">Technische Grundlagen der Informatik</text:span></text:p>
      <text:p text:style-name="P19"><text:span text:style-name="T3"/></text:p>
      <text:p text:style-name="P19"><text:span text:style-name="T3">Beschreibung:</text:span></text:p>
      <text:p text:style-name="P19"><text:span text:style-name="T3">Hier lernst du die historische Entwicklung und die fundamentalen Konzepte sowie die technischen Grundlagen heutiger Rechner kennen. Im Rahmen dieser LV lernst du den grundsätzlichen Aufbau und die Funktionsweise von Digitalrechnern kennen.</text:span></text:p>
      <text:p text:style-name="P19"><text:span text:style-name="T3"/></text:p>
      <text:p text:style-name="P19"><text:span text:style-name="T3"/></text:p>
      <text:p text:style-name="P19"><text:span text:style-name="T3"/></text:p>
      <text:p text:style-name="P24"><text:span text:style-name="T1">InfoBrick 6:</text:span></text:p>
      <text:p text:style-name="P21"><text:span text:style-name="T3">Titel</text:span><text:span text:style-name="T7">:</text:span></text:p>
      <text:p text:style-name="P23"><text:span text:style-name="T7">Mathematische Grundlagen der Informatik 1</text:span></text:p>
      <text:p text:style-name="P21"><text:span text:style-name="T3"/></text:p>
      <text:p text:style-name="P22"><text:span text:style-name="T3">Beschreibung: </text:span></text:p>
      <text:p text:style-name="P22"><text:span text:style-name="T3">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oft-page-break/><text:span text:style-name="T3"/></text:p>
      <text:p text:style-name="P26"><text:span text:style-name="T1">InfoBrick 7:</text:span></text:p>
      <text:p text:style-name="P28"><text:span text:style-name="T3">Titel:</text:span><text:span text:style-name="T8"> </text:span></text:p>
      <text:p text:style-name="P28"><text:span text:style-name="T8">Programmierung 1</text:span></text:p>
      <text:p text:style-name="P29"><text:span text:style-name="T8"/></text:p>
      <text:p text:style-name="P27"><text:span text:style-name="T3">Beschreibung:</text:span></text:p>
      <text:p text:style-name="P27"><text:span text:style-name="T3">Hier wirst du, wie der Name schon sagt, in das Themenfeld der Programmierung eingeführt. Dabei lernst du etwa die wichtigsten Grundbegriffe der imperativen und objektorientierten Programmierung. Im Zuge dessen wird die Programmiersprache C++ gelehrt.</text:span></text:p>
      <text:p text:style-name="P27"><text:span text:style-name="T3"/></text:p>
      <text:p text:style-name="P27"><text:span text:style-name="T3"/></text:p>
      <text:p text:style-name="P2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2T22:29:16.303000000</dc:date>
    <meta:editing-duration>PT2H10M55S</meta:editing-duration>
    <meta:editing-cycles>42</meta:editing-cycles>
    <meta:generator>LibreOffice/5.1.5.2$Windows_x86 LibreOffice_project/7a864d8825610a8c07cfc3bc01dd4fce6a9447e5</meta:generator>
    <meta:document-statistic meta:table-count="0" meta:image-count="0" meta:object-count="0" meta:page-count="3" meta:paragraph-count="39" meta:word-count="317" meta:character-count="2433" meta:non-whitespace-character-count="2151"/>
  </office:meta>
</office:document-meta>
</file>